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bottom" draw:auto-grow-height="false" fo:min-height="3.722cm" fo:min-width="18.072cm"/>
    </style:style>
    <style:style style:name="gr2" style:family="graphic" style:parent-style-name="standard">
      <style:graphic-properties draw:textarea-horizontal-align="justify" draw:textarea-vertical-align="top" draw:auto-grow-height="false" fo:min-height="5.346cm" fo:min-width="17.496cm"/>
    </style:style>
    <style:style style:name="gr3" style:family="graphic" style:parent-style-name="standard">
      <style:graphic-properties draw:fill-color="#009933" draw:textarea-horizontal-align="justify" draw:textarea-vertical-align="middle" draw:auto-grow-height="false" fo:min-height="2.188cm" fo:min-width="1.93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194cm" fo:min-width="1.54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194cm" fo:min-width="5.644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6600" draw:marker-start-width="0.359cm" draw:marker-end-width="0.359cm" draw:fill-color="#333333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66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6600" draw:marker-start-width="0.359cm" draw:marker-end-width="0.359cm" draw:fill-color="#006600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006600"/>
    </style:style>
    <style:style style:name="P2" style:family="paragraph">
      <loext:graphic-properties draw:fill-color="#99ff66"/>
      <style:paragraph-properties fo:text-align="center"/>
      <style:text-properties fo:color="#006600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9933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006600"/>
      <style:paragraph-properties fo:text-align="center"/>
    </style:style>
    <style:style style:name="T1" style:family="text">
      <style:text-properties fo:color="#006600" fo:font-weight="bold" style:font-weight-asian="bold" style:font-weight-complex="bold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4.4cm" svg:x="0.102cm" svg:y="7.102cm">
          <text:p text:style-name="P1"><text:span text:style-name="T1">Distributed Test Object (System Under Test - SU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8.6cm" svg:height="6.2cm" svg:x="0.302cm" svg:y="0.002cm">
          <text:p text:style-name="P3"><text:span text:style-name="T2">Distributed Test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7cm" svg:height="2.7cm" svg:x="0.402cm" svg:y="7.602cm">
          <text:p text:style-name="P4"><text:span text:style-name="T3">&lt;&lt;sut&gt;&gt;</text:span></text:p>
          <text:p text:style-name="P4"><text:span text:style-name="T3">SUT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2" draw:id="id2" draw:layer="layout" svg:width="2.7cm" svg:height="2.7cm" svg:x="7.902cm" svg:y="7.602cm">
          <text:p text:style-name="P6"><text:span text:style-name="T3">&lt;&lt;sut&gt;&gt;</text:span></text:p>
          <text:p text:style-name="P6"><text:span text:style-name="T3">SUT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2.7cm" svg:height="2.7cm" svg:x="16.003cm" svg:y="7.603cm">
          <text:p text:style-name="P4"><text:span text:style-name="T3">&lt;&lt;sut&gt;&gt;</text:span></text:p>
          <text:p text:style-name="P4"><text:span text:style-name="T3">SUT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xml:id="id10" draw:id="id10" draw:layer="layout" draw:type="line" svg:x1="3.102cm" svg:y1="8.952cm" svg:x2="7.902cm" svg:y2="8.952cm" draw:start-shape="id1" draw:start-glue-point="1" draw:end-shape="id2" draw:end-glue-point="3" svg:d="M3102 8952h4800" svg:viewBox="0 0 4801 1">
          <text:p/>
        </draw:connector>
        <draw:connector draw:style-name="gr4" draw:text-style-name="P7" xml:id="id11" draw:id="id11" draw:layer="layout" draw:type="line" svg:x1="10.602cm" svg:y1="8.952cm" svg:x2="16.003cm" svg:y2="8.953cm" draw:start-shape="id2" draw:start-glue-point="1" draw:end-shape="id3" draw:end-glue-point="3" svg:d="M10602 8952l5401 1" svg:viewBox="0 0 5402 2">
          <text:p/>
        </draw:connector>
        <draw:custom-shape draw:style-name="gr5" draw:text-style-name="P8" xml:id="id5" draw:id="id5" draw:layer="layout" svg:width="2.2cm" svg:height="1.6cm" svg:x="0.652cm" svg:y="4.287cm">
          <text:p text:style-name="P4"><text:span text:style-name="T4">&lt;&lt;ptc&gt;&gt;</text:span></text:p>
          <text:p text:style-name="P4"><text:span text:style-name="T4">T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6" draw:id="id6" draw:layer="layout" svg:width="2.2cm" svg:height="1.6cm" svg:x="4.402cm" svg:y="4.287cm">
          <text:p text:style-name="P4"><text:span text:style-name="T4">&lt;&lt;ptc&gt;&gt;</text:span></text:p>
          <text:p text:style-name="P4"><text:span text:style-name="T4">T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7" draw:id="id7" draw:layer="layout" svg:width="2.2cm" svg:height="1.6cm" svg:x="8.152cm" svg:y="4.287cm">
          <text:p text:style-name="P4"><text:span text:style-name="T4">&lt;&lt;ptc&gt;&gt;</text:span></text:p>
          <text:p text:style-name="P4"><text:span text:style-name="T4">T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8" draw:id="id8" draw:layer="layout" svg:width="2.2cm" svg:height="1.6cm" svg:x="12.202cm" svg:y="4.287cm">
          <text:p text:style-name="P4"><text:span text:style-name="T4">&lt;&lt;ptc&gt;&gt;</text:span></text:p>
          <text:p text:style-name="P4"><text:span text:style-name="T4">T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9" draw:id="id9" draw:layer="layout" svg:width="2.2cm" svg:height="1.6cm" svg:x="16.253cm" svg:y="4.287cm">
          <text:p text:style-name="P4"><text:span text:style-name="T4">&lt;&lt;ptc&gt;&gt;</text:span></text:p>
          <text:p text:style-name="P4"><text:span text:style-name="T4">T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4" draw:id="id4" draw:layer="layout" svg:width="6.3cm" svg:height="1.6cm" svg:x="6.102cm" svg:y="1.403cm">
          <text:p text:style-name="P4"><text:span text:style-name="T4">&lt;&lt;mtc&gt;&gt;</text:span></text:p>
          <text:p text:style-name="P4"><text:span text:style-name="T4">Test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6.102cm" svg:y1="2.203cm" svg:x2="1.752cm" svg:y2="4.287cm" draw:start-shape="id4" draw:start-glue-point="3" draw:end-shape="id5" draw:end-glue-point="0" svg:d="M6102 2203h-4350v2084" svg:viewBox="0 0 4351 2085">
          <text:p/>
        </draw:connector>
        <draw:connector draw:style-name="gr7" draw:text-style-name="P4" draw:layer="layout" svg:x1="6.102cm" svg:y1="2.203cm" svg:x2="5.502cm" svg:y2="4.287cm" draw:start-shape="id4" draw:start-glue-point="3" draw:end-shape="id6" draw:end-glue-point="0" svg:d="M6102 2203h-600v2084" svg:viewBox="0 0 601 2085">
          <text:p/>
        </draw:connector>
        <draw:connector draw:style-name="gr7" draw:text-style-name="P4" draw:layer="layout" svg:x1="9.252cm" svg:y1="3.003cm" svg:x2="9.252cm" svg:y2="4.287cm" draw:start-shape="id4" draw:start-glue-point="2" draw:end-shape="id7" draw:end-glue-point="0" svg:d="M9252 3003v1284" svg:viewBox="0 0 1 1285">
          <text:p/>
        </draw:connector>
        <draw:connector draw:style-name="gr7" draw:text-style-name="P4" draw:layer="layout" svg:x1="12.402cm" svg:y1="2.203cm" svg:x2="13.302cm" svg:y2="4.287cm" draw:start-shape="id4" draw:start-glue-point="1" draw:end-shape="id8" draw:end-glue-point="0" svg:d="M12402 2203h900v2084" svg:viewBox="0 0 901 2085">
          <text:p/>
        </draw:connector>
        <draw:connector draw:style-name="gr7" draw:text-style-name="P4" draw:layer="layout" svg:x1="12.402cm" svg:y1="2.203cm" svg:x2="17.353cm" svg:y2="4.287cm" draw:start-shape="id4" draw:start-glue-point="1" draw:end-shape="id9" draw:end-glue-point="0" svg:d="M12402 2203h4951v2084" svg:viewBox="0 0 4952 2085">
          <text:p/>
        </draw:connector>
        <draw:connector draw:style-name="gr7" draw:text-style-name="P4" draw:layer="layout" svg:x1="2.852cm" svg:y1="5.087cm" svg:x2="4.402cm" svg:y2="5.087cm" draw:start-shape="id5" draw:start-glue-point="1" draw:end-shape="id6" draw:end-glue-point="3" svg:d="M2852 5087h1550" svg:viewBox="0 0 1551 1">
          <text:p/>
        </draw:connector>
        <draw:connector draw:style-name="gr7" draw:text-style-name="P4" draw:layer="layout" svg:x1="6.602cm" svg:y1="5.087cm" svg:x2="8.152cm" svg:y2="5.087cm" draw:start-shape="id6" draw:start-glue-point="1" draw:end-shape="id7" draw:end-glue-point="3" svg:d="M6602 5087h1550" svg:viewBox="0 0 1551 1">
          <text:p/>
        </draw:connector>
        <draw:connector draw:style-name="gr7" draw:text-style-name="P4" draw:layer="layout" svg:x1="10.352cm" svg:y1="5.087cm" svg:x2="12.202cm" svg:y2="5.087cm" draw:start-shape="id7" draw:start-glue-point="1" draw:end-shape="id8" draw:end-glue-point="3" svg:d="M10352 5087h1850" svg:viewBox="0 0 1851 1">
          <text:p/>
        </draw:connector>
        <draw:connector draw:style-name="gr7" draw:text-style-name="P4" draw:layer="layout" svg:x1="14.402cm" svg:y1="5.087cm" svg:x2="16.253cm" svg:y2="5.087cm" draw:start-shape="id8" draw:start-glue-point="1" draw:end-shape="id9" draw:end-glue-point="3" svg:d="M14402 5087h1851" svg:viewBox="0 0 1852 1">
          <text:p/>
        </draw:connector>
        <draw:connector draw:style-name="gr8" draw:text-style-name="P9" draw:layer="layout" svg:x1="1.752cm" svg:y1="5.887cm" svg:x2="1.752cm" svg:y2="7.602cm" draw:start-shape="id5" draw:start-glue-point="2" draw:end-shape="id1" draw:end-glue-point="0" svg:d="M1752 5887v1715" svg:viewBox="0 0 1 1716">
          <text:p/>
        </draw:connector>
        <draw:connector draw:style-name="gr9" draw:text-style-name="P4" draw:layer="layout" svg:x1="5.502cm" svg:y1="5.887cm" svg:x2="5.502cm" svg:y2="8.952cm" draw:start-shape="id6" draw:start-glue-point="2" draw:end-shape="id10" draw:end-glue-point="0" svg:d="M5502 5887v3065" svg:viewBox="0 0 1 3066">
          <text:p/>
        </draw:connector>
        <draw:connector draw:style-name="gr9" draw:text-style-name="P4" draw:layer="layout" svg:x1="9.252cm" svg:y1="5.887cm" svg:x2="9.252cm" svg:y2="7.602cm" draw:start-shape="id7" draw:start-glue-point="2" draw:end-shape="id2" draw:end-glue-point="0" svg:d="M9252 5887v1715" svg:viewBox="0 0 1 1716">
          <text:p/>
        </draw:connector>
        <draw:connector draw:style-name="gr9" draw:text-style-name="P4" draw:layer="layout" svg:x1="13.302cm" svg:y1="5.887cm" svg:x2="13.302cm" svg:y2="8.952cm" draw:start-shape="id8" draw:start-glue-point="2" draw:end-shape="id11" draw:end-glue-point="0" svg:d="M13302 5887v3065" svg:viewBox="0 0 1 3066">
          <text:p/>
        </draw:connector>
        <draw:connector draw:style-name="gr10" draw:text-style-name="P10" draw:layer="layout" svg:x1="17.353cm" svg:y1="5.887cm" svg:x2="17.353cm" svg:y2="7.603cm" draw:start-shape="id9" draw:start-glue-point="2" draw:end-shape="id3" draw:end-glue-point="0" svg:d="M17353 5887v1716" svg:viewBox="0 0 1 17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4cm" fo:margin-bottom="0.009cm" fo:margin-left="0.015cm" fo:margin-right="0cm" fo:page-width="19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a </meta:initial-creator>
    <meta:creation-date>2016-06-23T15:29:28.429597147</meta:creation-date>
    <dc:date>2016-06-23T17:24:16.478949489</dc:date>
    <dc:creator>kra </dc:creator>
    <meta:editing-duration>PT1H24M21S</meta:editing-duration>
    <meta:editing-cycles>2</meta:editing-cycles>
    <meta:generator>LibreOffice/5.0.3.2$Linux_X86_64 LibreOffice_project/e5f16313668ac592c1bfb310f4390624e3dbfb75</meta:generator>
    <meta:document-statistic meta:object-count="27"/>
  </office:meta>
</office:document-meta>
</file>